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7.0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 fo:padding="0.71m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6" office:value-type="string" calcext:value-type="string">
            <text:p><text:s text:c="10"/>單位：平方公里；個；戶；人；%</text:p>
          </table:table-cell>
          <table:table-cell table:style-name="ce72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7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606" calcext:value-type="float">
            <text:p><text:s text:c="3"/>606</text:p>
          </table:table-cell>
          <table:table-cell table:style-name="ce75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6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4" office:value-type="float" office:value="11312728" calcext:value-type="float">
            <text:p><text:s text:c="3"/>11,312,728</text:p>
          </table:table-cell>
          <table:table-cell table:style-name="ce47" office:value-type="float" office:value="10779659" calcext:value-type="float">
            <text:p><text:s text:c="3"/>10,779,659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610" calcext:value-type="float">
            <text:p><text:s text:c="3"/>610</text:p>
          </table:table-cell>
          <table:table-cell table:style-name="ce75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7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4" office:value-type="float" office:value="11392050" calcext:value-type="float">
            <text:p><text:s text:c="3"/>11,392,050</text:p>
          </table:table-cell>
          <table:table-cell table:style-name="ce47" office:value-type="float" office:value="10884622" calcext:value-type="float">
            <text:p><text:s text:c="3"/>10,884,622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616" calcext:value-type="float">
            <text:p><text:s text:c="3"/>616</text:p>
          </table:table-cell>
          <table:table-cell table:style-name="ce75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19" calcext:value-type="float">
            <text:p><text:s text:c="3"/>619</text:p>
          </table:table-cell>
          <table:table-cell table:style-name="ce75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2" calcext:value-type="float">
            <text:p><text:s text:c="3"/>622</text:p>
          </table:table-cell>
          <table:table-cell table:style-name="ce75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625" calcext:value-type="float">
            <text:p><text:s text:c="3"/>625</text:p>
          </table:table-cell>
          <table:table-cell table:style-name="ce76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627" calcext:value-type="float">
            <text:p><text:s text:c="3"/>627</text:p>
          </table:table-cell>
          <table:table-cell table:style-name="ce77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629" calcext:value-type="float">
            <text:p><text:s text:c="3"/>629</text:p>
          </table:table-cell>
          <table:table-cell table:style-name="ce77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61" office:value-type="float" office:value="103" calcext:value-type="float">
            <text:p><text:s text:c="3"/>103</text:p>
          </table:table-cell>
          <table:table-cell table:style-name="ce61" office:value-type="float" office:value="632" calcext:value-type="float">
            <text:p><text:s text:c="3"/>632</text:p>
          </table:table-cell>
          <table:table-cell table:style-name="ce76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4" calcext:value-type="float">
            <text:p><text:s text:c="3"/>634</text:p>
          </table:table-cell>
          <table:table-cell table:style-name="ce76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9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50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8" calcext:value-type="float">
            <text:p><text:s text:c="3"/>2.98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8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50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8" calcext:value-type="float">
            <text:p><text:s text:c="3"/>2.98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50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50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79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50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50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6" office:value-type="string" calcext:value-type="string">
            <text:p>99年1~7月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51"/>
          <table:table-cell table:style-name="ce35" table:number-columns-repeated="2"/>
          <table:table-cell table:style-name="ce63" table:number-columns-repeated="2"/>
          <table:table-cell table:style-name="ce79"/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43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51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10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51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6" table:number-columns-repeated="1010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51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5" calcext:value-type="float">
            <text:p><text:s text:c="3"/>2.95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51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5" calcext:value-type="float">
            <text:p><text:s text:c="3"/>2.95</text:p>
          </table:table-cell>
          <table:table-cell table:style-name="ce84"/>
          <table:table-cell table:style-name="ce86" table:number-columns-repeated="1011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43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51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4" calcext:value-type="float">
            <text:p><text:s text:c="3"/>2.94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44" office:value-type="float" office:value="147942" calcext:value-type="float">
            <text:p><text:s text:c="3"/>147,942</text:p>
          </table:table-cell>
          <table:table-cell table:style-name="ce44" office:value-type="float" office:value="7875068" calcext:value-type="float">
            <text:p><text:s text:c="3"/>7,875,068</text:p>
          </table:table-cell>
          <table:table-cell table:style-name="ce51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4" calcext:value-type="float">
            <text:p><text:s text:c="3"/>2.94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10" office:value-type="string" calcext:value-type="string">
            <text:p>7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45" office:value-type="float" office:value="147908" calcext:value-type="float">
            <text:p><text:s text:c="3"/>147,908</text:p>
          </table:table-cell>
          <table:table-cell table:style-name="ce36" office:value-type="float" office:value="7886689" calcext:value-type="float">
            <text:p><text:s text:c="3"/>7,886,689</text:p>
          </table:table-cell>
          <table:table-cell table:style-name="ce52" office:value-type="float" office:value="23142460" calcext:value-type="float">
            <text:p><text:s text:c="3"/>23,142,460</text:p>
          </table:table-cell>
          <table:table-cell table:style-name="ce36" office:value-type="float" office:value="11634623" calcext:value-type="float">
            <text:p><text:s text:c="3"/>11,634,623</text:p>
          </table:table-cell>
          <table:table-cell table:style-name="ce36" office:value-type="float" office:value="11507837" calcext:value-type="float">
            <text:p><text:s text:c="3"/>11,507,837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80" office:value-type="float" office:value="2.93" calcext:value-type="float">
            <text:p><text:s text:c="3"/>2.93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25" office:value-type="float" office:value="0.03" calcext:value-type="float">
            <text:p><text:s/>0.03</text:p>
          </table:table-cell>
          <table:table-cell table:style-name="ce25" office:value-type="float" office:value="1.96" calcext:value-type="float">
            <text:p><text:s/>1.96</text:p>
          </table:table-cell>
          <table:table-cell table:style-name="ce25" office:value-type="float" office:value="0.28" calcext:value-type="float">
            <text:p><text:s/>0.28</text:p>
          </table:table-cell>
          <table:table-cell table:style-name="ce25" office:value-type="float" office:value="0.04" calcext:value-type="float">
            <text:p><text:s/>0.04</text:p>
          </table:table-cell>
          <table:table-cell table:style-name="ce25" office:value-type="float" office:value="0.53" calcext:value-type="float">
            <text:p><text:s/>0.53</text:p>
          </table:table-cell>
          <table:table-cell table:style-name="ce65" office:value-type="float" office:value="-0.98" calcext:value-type="float">
            <text:p>－ <text:s text:c="2"/>0.98</text:p>
          </table:table-cell>
          <table:table-cell table:style-name="ce69" office:value-type="float" office:value="0.16" calcext:value-type="float">
            <text:p><text:s/>0.16</text:p>
          </table:table-cell>
          <table:table-cell table:style-name="ce81" office:value-type="float" office:value="-1.68" calcext:value-type="float">
            <text:p>－ <text:s text:c="2"/>1.68</text:p>
          </table:table-cell>
          <table:table-cell table:style-name="ce85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26" office:value-type="float" office:value="0.06" calcext:value-type="float">
            <text:p><text:s/>0.06</text:p>
          </table:table-cell>
          <table:table-cell table:style-name="ce26" office:value-type="float" office:value="-0.02" calcext:value-type="float">
            <text:p><text:s text:c="3"/>－0.02</text:p>
          </table:table-cell>
          <table:table-cell table:style-name="ce26" office:value-type="float" office:value="0.15" calcext:value-type="float">
            <text:p><text:s/>0.15</text:p>
          </table:table-cell>
          <table:table-cell table:style-name="ce26" office:value-type="float" office:value="0.02" calcext:value-type="float">
            <text:p><text:s/>0.02</text:p>
          </table:table-cell>
          <table:table-cell table:style-name="ce55" office:value-type="string" calcext:value-type="string">
            <text:p>－　<text:span text:style-name="T7">0.00</text:span></text:p>
          </table:table-cell>
          <table:table-cell table:style-name="ce26" office:value-type="float" office:value="0.04" calcext:value-type="float">
            <text:p><text:s/>0.04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82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70" table:number-columns-spanned="2" table:number-rows-spanned="1"/>
          <table:covered-table-cell table:style-name="ce70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default-cell-style-name="ce14"/>
        <table:table-column table:style-name="co10" table:default-cell-style-name="ce14"/>
        <table:table-column table:style-name="co12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1"/>
          <table:table-cell table:style-name="ce83" table:number-columns-repeated="1012"/>
        </table:table-row>
        <table:table-row table:style-name="ro16">
          <table:table-cell table:style-name="ce87" office:value-type="string" office:string-value=" 中 華 民 國 99 年 7 月 底" calcext:value-type="string" table:number-columns-spanned="12" table:number-rows-spanned="1">
            <text:p><text:s text:c="2"/>中 華 民 國 99 年 7 月 底 </text:p>
          </table:table-cell>
          <table:covered-table-cell table:number-columns-repeated="10" table:style-name="ce94"/>
          <table:covered-table-cell table:style-name="ce112"/>
          <table:table-cell table:style-name="ce8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8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3"/>
          <table:table-cell table:style-name="ce5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7" office:value-type="string" calcext:value-type="string">
            <text:p>人口密度 ( 每平</text:p>
          </table:table-cell>
          <table:table-cell table:style-name="ce7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8" office:value-type="string" calcext:value-type="string">
            <text:p>女</text:p>
          </table:table-cell>
          <table:table-cell table:style-name="ce57" office:value-type="string" calcext:value-type="string">
            <text:p>女子對男子數<text:span text:style-name="T7"> )</text:span></text:p>
          </table:table-cell>
          <table:table-cell table:style-name="ce68" office:value-type="string" calcext:value-type="string">
            <text:p>方公里人口數 )</text:p>
          </table:table-cell>
          <table:table-cell table:style-name="ce113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8" office:value-type="string" calcext:value-type="string">
            <text:p>總 <text:s text:c="6"/>計</text:p>
          </table:table-cell>
          <table:table-cell table:style-name="ce95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32" office:value-type="float" office:value="23142460" calcext:value-type="float">
            <text:p><text:s text:c="3"/>23,142,460</text:p>
          </table:table-cell>
          <table:table-cell table:style-name="ce30" office:value-type="float" office:value="11634623" calcext:value-type="float">
            <text:p><text:s text:c="3"/>11,634,623</text:p>
          </table:table-cell>
          <table:table-cell table:style-name="ce40" office:value-type="float" office:value="11507837" calcext:value-type="float">
            <text:p><text:s text:c="3"/>11,507,837</text:p>
          </table:table-cell>
          <table:table-cell table:style-name="ce107" office:value-type="float" office:value="101.101736147288" calcext:value-type="float">
            <text:p><text:s/>101 </text:p>
          </table:table-cell>
          <table:table-cell table:style-name="ce107" office:value-type="float" office:value="639.445209331624" calcext:value-type="float">
            <text:p><text:s/>639 </text:p>
          </table:table-cell>
          <table:table-cell table:style-name="ce114" office:value-type="float" office:value="2.93436954341676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灣地區</text:p>
          </table:table-cell>
          <table:table-cell table:style-name="ce96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6" calcext:value-type="float">
            <text:p><text:s text:c="3"/>7,776</text:p>
          </table:table-cell>
          <table:table-cell table:style-name="ce31" office:value-type="float" office:value="147006" calcext:value-type="float">
            <text:p><text:s text:c="3"/>147,006</text:p>
          </table:table-cell>
          <table:table-cell table:style-name="ce46" office:value-type="float" office:value="7852461" calcext:value-type="float">
            <text:p><text:s text:c="3"/>7,852,461</text:p>
          </table:table-cell>
          <table:table-cell table:style-name="ce46" office:value-type="float" office:value="23037125" calcext:value-type="float">
            <text:p><text:s text:c="3"/>23,037,125</text:p>
          </table:table-cell>
          <table:table-cell table:style-name="ce31" office:value-type="float" office:value="11579852" calcext:value-type="float">
            <text:p><text:s text:c="3"/>11,579,852</text:p>
          </table:table-cell>
          <table:table-cell table:style-name="ce106" office:value-type="float" office:value="11457273" calcext:value-type="float">
            <text:p><text:s text:c="3"/>11,457,273</text:p>
          </table:table-cell>
          <table:table-cell table:style-name="ce107" office:value-type="float" office:value="101.069879368328" calcext:value-type="float">
            <text:p><text:s/>101 </text:p>
          </table:table-cell>
          <table:table-cell table:style-name="ce107" office:value-type="float" office:value="639.775459000298" calcext:value-type="float">
            <text:p><text:s/>640 </text:p>
          </table:table-cell>
          <table:table-cell table:style-name="ce114" office:value-type="float" office:value="2.93374586642328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6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42" calcext:value-type="float">
            <text:p><text:s text:c="3"/>129,042</text:p>
          </table:table-cell>
          <table:table-cell table:style-name="ce46" office:value-type="float" office:value="6291282" calcext:value-type="float">
            <text:p><text:s text:c="3"/>6,291,282</text:p>
          </table:table-cell>
          <table:table-cell table:style-name="ce46" office:value-type="float" office:value="18902719" calcext:value-type="float">
            <text:p><text:s text:c="3"/>18,902,719</text:p>
          </table:table-cell>
          <table:table-cell table:style-name="ce31" office:value-type="float" office:value="9567151" calcext:value-type="float">
            <text:p><text:s text:c="3"/>9,567,151</text:p>
          </table:table-cell>
          <table:table-cell table:style-name="ce106" office:value-type="float" office:value="9335568" calcext:value-type="float">
            <text:p><text:s text:c="3"/>9,335,568</text:p>
          </table:table-cell>
          <table:table-cell table:style-name="ce107" office:value-type="float" office:value="102.48065248949" calcext:value-type="float">
            <text:p><text:s/>102 </text:p>
          </table:table-cell>
          <table:table-cell table:style-name="ce107" office:value-type="float" office:value="531.232681302105" calcext:value-type="float">
            <text:p><text:s/>531 </text:p>
          </table:table-cell>
          <table:table-cell table:style-name="ce114" office:value-type="float" office:value="3.00458936668234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臺北縣</text:p>
          </table:table-cell>
          <table:table-cell table:style-name="ce97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394643" calcext:value-type="float">
            <text:p><text:s text:c="3"/>1,394,643</text:p>
          </table:table-cell>
          <table:table-cell table:style-name="ce34" office:value-type="float" office:value="3889049" calcext:value-type="float">
            <text:p><text:s text:c="3"/>3,889,049</text:p>
          </table:table-cell>
          <table:table-cell table:style-name="ce34" office:value-type="float" office:value="1933166" calcext:value-type="float">
            <text:p><text:s text:c="3"/>1,933,166</text:p>
          </table:table-cell>
          <table:table-cell table:style-name="ce34" office:value-type="float" office:value="1955883" calcext:value-type="float">
            <text:p><text:s text:c="3"/>1,955,883</text:p>
          </table:table-cell>
          <table:table-cell table:style-name="ce108" office:value-type="float" office:value="98.8385297075541" calcext:value-type="float">
            <text:p><text:s/>99 </text:p>
          </table:table-cell>
          <table:table-cell table:style-name="ce108" office:value-type="float" office:value="1894.72478531392" calcext:value-type="float">
            <text:p><text:s/>1,895 </text:p>
          </table:table-cell>
          <table:table-cell table:style-name="ce115" office:value-type="float" office:value="2.78856237761205" calcext:value-type="float">
            <text:p><text:s/>2.7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宜蘭縣</text:p>
          </table:table-cell>
          <table:table-cell table:style-name="ce97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3058" calcext:value-type="float">
            <text:p><text:s text:c="3"/>153,058</text:p>
          </table:table-cell>
          <table:table-cell table:style-name="ce34" office:value-type="float" office:value="460676" calcext:value-type="float">
            <text:p><text:s text:c="3"/>460,676</text:p>
          </table:table-cell>
          <table:table-cell table:style-name="ce34" office:value-type="float" office:value="234974" calcext:value-type="float">
            <text:p><text:s text:c="3"/>234,974</text:p>
          </table:table-cell>
          <table:table-cell table:style-name="ce34" office:value-type="float" office:value="225702" calcext:value-type="float">
            <text:p><text:s text:c="3"/>225,702</text:p>
          </table:table-cell>
          <table:table-cell table:style-name="ce108" office:value-type="float" office:value="104.108071705169" calcext:value-type="float">
            <text:p><text:s/>104 </text:p>
          </table:table-cell>
          <table:table-cell table:style-name="ce108" office:value-type="float" office:value="214.905115637991" calcext:value-type="float">
            <text:p><text:s/>215 </text:p>
          </table:table-cell>
          <table:table-cell table:style-name="ce115" office:value-type="float" office:value="3.00981327339963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桃園縣</text:p>
          </table:table-cell>
          <table:table-cell table:style-name="ce97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69544" calcext:value-type="float">
            <text:p><text:s text:c="3"/>669,544</text:p>
          </table:table-cell>
          <table:table-cell table:style-name="ce34" office:value-type="float" office:value="2006213" calcext:value-type="float">
            <text:p><text:s text:c="3"/>2,006,213</text:p>
          </table:table-cell>
          <table:table-cell table:style-name="ce34" office:value-type="float" office:value="1011697" calcext:value-type="float">
            <text:p><text:s text:c="3"/>1,011,697</text:p>
          </table:table-cell>
          <table:table-cell table:style-name="ce34" office:value-type="float" office:value="994516" calcext:value-type="float">
            <text:p><text:s text:c="3"/>994,516</text:p>
          </table:table-cell>
          <table:table-cell table:style-name="ce108" office:value-type="float" office:value="101.727574015903" calcext:value-type="float">
            <text:p><text:s/>102 </text:p>
          </table:table-cell>
          <table:table-cell table:style-name="ce108" office:value-type="float" office:value="1643.15199426023" calcext:value-type="float">
            <text:p><text:s/>1,643 </text:p>
          </table:table-cell>
          <table:table-cell table:style-name="ce115" office:value-type="float" office:value="2.99638709330529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縣</text:p>
          </table:table-cell>
          <table:table-cell table:style-name="ce97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59662" calcext:value-type="float">
            <text:p><text:s text:c="3"/>159,662</text:p>
          </table:table-cell>
          <table:table-cell table:style-name="ce34" office:value-type="float" office:value="510874" calcext:value-type="float">
            <text:p><text:s text:c="3"/>510,874</text:p>
          </table:table-cell>
          <table:table-cell table:style-name="ce34" office:value-type="float" office:value="263119" calcext:value-type="float">
            <text:p><text:s text:c="3"/>263,119</text:p>
          </table:table-cell>
          <table:table-cell table:style-name="ce34" office:value-type="float" office:value="247755" calcext:value-type="float">
            <text:p><text:s text:c="3"/>247,755</text:p>
          </table:table-cell>
          <table:table-cell table:style-name="ce108" office:value-type="float" office:value="106.20128756231" calcext:value-type="float">
            <text:p><text:s/>106 </text:p>
          </table:table-cell>
          <table:table-cell table:style-name="ce108" office:value-type="float" office:value="357.870959412678" calcext:value-type="float">
            <text:p><text:s/>358 </text:p>
          </table:table-cell>
          <table:table-cell table:style-name="ce115" office:value-type="float" office:value="3.19972191254024" calcext:value-type="float">
            <text:p><text:s/>3.20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苗栗縣</text:p>
          </table:table-cell>
          <table:table-cell table:style-name="ce97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1604" calcext:value-type="float">
            <text:p><text:s text:c="3"/>171,604</text:p>
          </table:table-cell>
          <table:table-cell table:style-name="ce34" office:value-type="float" office:value="560214" calcext:value-type="float">
            <text:p><text:s text:c="3"/>560,214</text:p>
          </table:table-cell>
          <table:table-cell table:style-name="ce34" office:value-type="float" office:value="290946" calcext:value-type="float">
            <text:p><text:s text:c="3"/>290,946</text:p>
          </table:table-cell>
          <table:table-cell table:style-name="ce34" office:value-type="float" office:value="269268" calcext:value-type="float">
            <text:p><text:s text:c="3"/>269,268</text:p>
          </table:table-cell>
          <table:table-cell table:style-name="ce108" office:value-type="float" office:value="108.050715272517" calcext:value-type="float">
            <text:p><text:s/>108 </text:p>
          </table:table-cell>
          <table:table-cell table:style-name="ce108" office:value-type="float" office:value="307.756641447037" calcext:value-type="float">
            <text:p><text:s/>308 </text:p>
          </table:table-cell>
          <table:table-cell table:style-name="ce115" office:value-type="float" office:value="3.26457425234843" calcext:value-type="float">
            <text:p><text:s/>3.26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縣</text:p>
          </table:table-cell>
          <table:table-cell table:style-name="ce97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4456" calcext:value-type="float">
            <text:p><text:s text:c="3"/>464,456</text:p>
          </table:table-cell>
          <table:table-cell table:style-name="ce34" office:value-type="float" office:value="1563334" calcext:value-type="float">
            <text:p><text:s text:c="3"/>1,563,334</text:p>
          </table:table-cell>
          <table:table-cell table:style-name="ce34" office:value-type="float" office:value="792673" calcext:value-type="float">
            <text:p><text:s text:c="3"/>792,673</text:p>
          </table:table-cell>
          <table:table-cell table:style-name="ce34" office:value-type="float" office:value="770661" calcext:value-type="float">
            <text:p><text:s text:c="3"/>770,661</text:p>
          </table:table-cell>
          <table:table-cell table:style-name="ce108" office:value-type="float" office:value="102.856249375536" calcext:value-type="float">
            <text:p><text:s/>103 </text:p>
          </table:table-cell>
          <table:table-cell table:style-name="ce108" office:value-type="float" office:value="762.055055903295" calcext:value-type="float">
            <text:p><text:s/>762 </text:p>
          </table:table-cell>
          <table:table-cell table:style-name="ce115" office:value-type="float" office:value="3.3659463975059" calcext:value-type="float">
            <text:p><text:s/>3.3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彰化縣</text:p>
          </table:table-cell>
          <table:table-cell table:style-name="ce97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1704" calcext:value-type="float">
            <text:p><text:s text:c="3"/>361,704</text:p>
          </table:table-cell>
          <table:table-cell table:style-name="ce34" office:value-type="float" office:value="1308676" calcext:value-type="float">
            <text:p><text:s text:c="3"/>1,308,676</text:p>
          </table:table-cell>
          <table:table-cell table:style-name="ce34" office:value-type="float" office:value="671948" calcext:value-type="float">
            <text:p><text:s text:c="3"/>671,948</text:p>
          </table:table-cell>
          <table:table-cell table:style-name="ce34" office:value-type="float" office:value="636728" calcext:value-type="float">
            <text:p><text:s text:c="3"/>636,728</text:p>
          </table:table-cell>
          <table:table-cell table:style-name="ce108" office:value-type="float" office:value="105.531404304507" calcext:value-type="float">
            <text:p><text:s/>106 </text:p>
          </table:table-cell>
          <table:table-cell table:style-name="ce108" office:value-type="float" office:value="1218.05740155399" calcext:value-type="float">
            <text:p><text:s/>1,218 </text:p>
          </table:table-cell>
          <table:table-cell table:style-name="ce115" office:value-type="float" office:value="3.61808550638091" calcext:value-type="float">
            <text:p><text:s/>3.6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南投縣</text:p>
          </table:table-cell>
          <table:table-cell table:style-name="ce97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2" calcext:value-type="float">
            <text:p><text:s text:c="3"/>4,262</text:p>
          </table:table-cell>
          <table:table-cell table:style-name="ce34" office:value-type="float" office:value="169985" calcext:value-type="float">
            <text:p><text:s text:c="3"/>169,985</text:p>
          </table:table-cell>
          <table:table-cell table:style-name="ce34" office:value-type="float" office:value="527940" calcext:value-type="float">
            <text:p><text:s text:c="3"/>527,940</text:p>
          </table:table-cell>
          <table:table-cell table:style-name="ce34" office:value-type="float" office:value="271823" calcext:value-type="float">
            <text:p><text:s text:c="3"/>271,823</text:p>
          </table:table-cell>
          <table:table-cell table:style-name="ce34" office:value-type="float" office:value="256117" calcext:value-type="float">
            <text:p><text:s text:c="3"/>256,117</text:p>
          </table:table-cell>
          <table:table-cell table:style-name="ce108" office:value-type="float" office:value="106.132353572781" calcext:value-type="float">
            <text:p><text:s/>106 </text:p>
          </table:table-cell>
          <table:table-cell table:style-name="ce108" office:value-type="float" office:value="128.564039473646" calcext:value-type="float">
            <text:p><text:s/>129 </text:p>
          </table:table-cell>
          <table:table-cell table:style-name="ce115" office:value-type="float" office:value="3.10580345324587" calcext:value-type="float">
            <text:p><text:s/>3.11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雲林縣</text:p>
          </table:table-cell>
          <table:table-cell table:style-name="ce97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8253" calcext:value-type="float">
            <text:p><text:s text:c="3"/>228,253</text:p>
          </table:table-cell>
          <table:table-cell table:style-name="ce34" office:value-type="float" office:value="718231" calcext:value-type="float">
            <text:p><text:s text:c="3"/>718,231</text:p>
          </table:table-cell>
          <table:table-cell table:style-name="ce34" office:value-type="float" office:value="375165" calcext:value-type="float">
            <text:p><text:s text:c="3"/>375,165</text:p>
          </table:table-cell>
          <table:table-cell table:style-name="ce34" office:value-type="float" office:value="343066" calcext:value-type="float">
            <text:p><text:s text:c="3"/>343,066</text:p>
          </table:table-cell>
          <table:table-cell table:style-name="ce108" office:value-type="float" office:value="109.356508660141" calcext:value-type="float">
            <text:p><text:s/>109 </text:p>
          </table:table-cell>
          <table:table-cell table:style-name="ce108" office:value-type="float" office:value="556.409095958686" calcext:value-type="float">
            <text:p><text:s/>556 </text:p>
          </table:table-cell>
          <table:table-cell table:style-name="ce115" office:value-type="float" office:value="3.14664429383184" calcext:value-type="float">
            <text:p><text:s/>3.15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縣</text:p>
          </table:table-cell>
          <table:table-cell table:style-name="ce97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5468" calcext:value-type="float">
            <text:p><text:s text:c="3"/>175,468</text:p>
          </table:table-cell>
          <table:table-cell table:style-name="ce34" office:value-type="float" office:value="544374" calcext:value-type="float">
            <text:p><text:s text:c="3"/>544,374</text:p>
          </table:table-cell>
          <table:table-cell table:style-name="ce34" office:value-type="float" office:value="284064" calcext:value-type="float">
            <text:p><text:s text:c="3"/>284,064</text:p>
          </table:table-cell>
          <table:table-cell table:style-name="ce34" office:value-type="float" office:value="260310" calcext:value-type="float">
            <text:p><text:s text:c="3"/>260,310</text:p>
          </table:table-cell>
          <table:table-cell table:style-name="ce108" office:value-type="float" office:value="109.125273712113" calcext:value-type="float">
            <text:p><text:s/>109 </text:p>
          </table:table-cell>
          <table:table-cell table:style-name="ce108" office:value-type="float" office:value="285.965278984168" calcext:value-type="float">
            <text:p><text:s/>286 </text:p>
          </table:table-cell>
          <table:table-cell table:style-name="ce115" office:value-type="float" office:value="3.10241183577632" calcext:value-type="float">
            <text:p><text:s/>3.10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縣</text:p>
          </table:table-cell>
          <table:table-cell table:style-name="ce98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8085" calcext:value-type="float">
            <text:p><text:s text:c="3"/>368,085</text:p>
          </table:table-cell>
          <table:table-cell table:style-name="ce34" office:value-type="float" office:value="1102268" calcext:value-type="float">
            <text:p><text:s text:c="3"/>1,102,268</text:p>
          </table:table-cell>
          <table:table-cell table:style-name="ce34" office:value-type="float" office:value="562901" calcext:value-type="float">
            <text:p><text:s text:c="3"/>562,901</text:p>
          </table:table-cell>
          <table:table-cell table:style-name="ce34" office:value-type="float" office:value="539367" calcext:value-type="float">
            <text:p><text:s text:c="3"/>539,367</text:p>
          </table:table-cell>
          <table:table-cell table:style-name="ce108" office:value-type="float" office:value="104.363262861836" calcext:value-type="float">
            <text:p><text:s/>104 </text:p>
          </table:table-cell>
          <table:table-cell table:style-name="ce108" office:value-type="float" office:value="546.757886565402" calcext:value-type="float">
            <text:p><text:s/>547 </text:p>
          </table:table-cell>
          <table:table-cell table:style-name="ce115" office:value-type="float" office:value="2.99460179034734" calcext:value-type="float">
            <text:p><text:s/>2.9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高雄縣</text:p>
          </table:table-cell>
          <table:table-cell table:style-name="ce98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0943" calcext:value-type="float">
            <text:p><text:s text:c="3"/>430,943</text:p>
          </table:table-cell>
          <table:table-cell table:style-name="ce34" office:value-type="float" office:value="1243300" calcext:value-type="float">
            <text:p><text:s text:c="3"/>1,243,300</text:p>
          </table:table-cell>
          <table:table-cell table:style-name="ce34" office:value-type="float" office:value="636757" calcext:value-type="float">
            <text:p><text:s text:c="3"/>636,757</text:p>
          </table:table-cell>
          <table:table-cell table:style-name="ce34" office:value-type="float" office:value="606543" calcext:value-type="float">
            <text:p><text:s text:c="3"/>606,543</text:p>
          </table:table-cell>
          <table:table-cell table:style-name="ce108" office:value-type="float" office:value="104.981345098369" calcext:value-type="float">
            <text:p><text:s/>105 </text:p>
          </table:table-cell>
          <table:table-cell table:style-name="ce108" office:value-type="float" office:value="445.200485957117" calcext:value-type="float">
            <text:p><text:s/>445 </text:p>
          </table:table-cell>
          <table:table-cell table:style-name="ce115" office:value-type="float" office:value="2.8850683269017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屏東縣</text:p>
          </table:table-cell>
          <table:table-cell table:style-name="ce98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6248" calcext:value-type="float">
            <text:p><text:s text:c="3"/>276,248</text:p>
          </table:table-cell>
          <table:table-cell table:style-name="ce34" office:value-type="float" office:value="877109" calcext:value-type="float">
            <text:p><text:s text:c="3"/>877,109</text:p>
          </table:table-cell>
          <table:table-cell table:style-name="ce34" office:value-type="float" office:value="451144" calcext:value-type="float">
            <text:p><text:s text:c="3"/>451,144</text:p>
          </table:table-cell>
          <table:table-cell table:style-name="ce34" office:value-type="float" office:value="425965" calcext:value-type="float">
            <text:p><text:s text:c="3"/>425,965</text:p>
          </table:table-cell>
          <table:table-cell table:style-name="ce108" office:value-type="float" office:value="105.91104902985" calcext:value-type="float">
            <text:p><text:s/>106 </text:p>
          </table:table-cell>
          <table:table-cell table:style-name="ce108" office:value-type="float" office:value="316.006955324223" calcext:value-type="float">
            <text:p><text:s/>316 </text:p>
          </table:table-cell>
          <table:table-cell table:style-name="ce115" office:value-type="float" office:value="3.17507819061133" calcext:value-type="float">
            <text:p><text:s/>3.18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東縣</text:p>
          </table:table-cell>
          <table:table-cell table:style-name="ce98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80039" calcext:value-type="float">
            <text:p><text:s text:c="3"/>80,039</text:p>
          </table:table-cell>
          <table:table-cell table:style-name="ce34" office:value-type="float" office:value="231421" calcext:value-type="float">
            <text:p><text:s text:c="3"/>231,421</text:p>
          </table:table-cell>
          <table:table-cell table:style-name="ce34" office:value-type="float" office:value="121181" calcext:value-type="float">
            <text:p><text:s text:c="3"/>121,181</text:p>
          </table:table-cell>
          <table:table-cell table:style-name="ce34" office:value-type="float" office:value="110240" calcext:value-type="float">
            <text:p><text:s text:c="3"/>110,240</text:p>
          </table:table-cell>
          <table:table-cell table:style-name="ce108" office:value-type="float" office:value="109.924709724238" calcext:value-type="float">
            <text:p><text:s/>110 </text:p>
          </table:table-cell>
          <table:table-cell table:style-name="ce108" office:value-type="float" office:value="65.8333913187348" calcext:value-type="float">
            <text:p><text:s/>66 </text:p>
          </table:table-cell>
          <table:table-cell table:style-name="ce115" office:value-type="float" office:value="2.89135296542935" calcext:value-type="float">
            <text:p><text:s/>2.89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花蓮縣</text:p>
          </table:table-cell>
          <table:table-cell table:style-name="ce98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537" calcext:value-type="float">
            <text:p><text:s text:c="3"/>120,537</text:p>
          </table:table-cell>
          <table:table-cell table:style-name="ce34" office:value-type="float" office:value="339659" calcext:value-type="float">
            <text:p><text:s text:c="3"/>339,659</text:p>
          </table:table-cell>
          <table:table-cell table:style-name="ce34" office:value-type="float" office:value="175229" calcext:value-type="float">
            <text:p><text:s text:c="3"/>175,229</text:p>
          </table:table-cell>
          <table:table-cell table:style-name="ce34" office:value-type="float" office:value="164430" calcext:value-type="float">
            <text:p><text:s text:c="3"/>164,430</text:p>
          </table:table-cell>
          <table:table-cell table:style-name="ce108" office:value-type="float" office:value="106.567536337651" calcext:value-type="float">
            <text:p><text:s/>107 </text:p>
          </table:table-cell>
          <table:table-cell table:style-name="ce108" office:value-type="float" office:value="73.3831177369328" calcext:value-type="float">
            <text:p><text:s/>73 </text:p>
          </table:table-cell>
          <table:table-cell table:style-name="ce115" office:value-type="float" office:value="2.81788164629948" calcext:value-type="float">
            <text:p><text:s/>2.8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澎湖縣</text:p>
          </table:table-cell>
          <table:table-cell table:style-name="ce98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571" calcext:value-type="float">
            <text:p><text:s text:c="3"/>33,571</text:p>
          </table:table-cell>
          <table:table-cell table:style-name="ce34" office:value-type="float" office:value="96436" calcext:value-type="float">
            <text:p><text:s text:c="3"/>96,436</text:p>
          </table:table-cell>
          <table:table-cell table:style-name="ce34" office:value-type="float" office:value="49538" calcext:value-type="float">
            <text:p><text:s text:c="3"/>49,538</text:p>
          </table:table-cell>
          <table:table-cell table:style-name="ce34" office:value-type="float" office:value="46898" calcext:value-type="float">
            <text:p><text:s text:c="3"/>46,898</text:p>
          </table:table-cell>
          <table:table-cell table:style-name="ce108" office:value-type="float" office:value="105.629237920594" calcext:value-type="float">
            <text:p><text:s/>106 </text:p>
          </table:table-cell>
          <table:table-cell table:style-name="ce108" office:value-type="float" office:value="760.152005177194" calcext:value-type="float">
            <text:p><text:s/>760 </text:p>
          </table:table-cell>
          <table:table-cell table:style-name="ce115" office:value-type="float" office:value="2.87259837359626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基隆市</text:p>
          </table:table-cell>
          <table:table-cell table:style-name="ce98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50" calcext:value-type="float">
            <text:p><text:s text:c="3"/>3,350</text:p>
          </table:table-cell>
          <table:table-cell table:style-name="ce34" office:value-type="float" office:value="146627" calcext:value-type="float">
            <text:p><text:s text:c="3"/>146,627</text:p>
          </table:table-cell>
          <table:table-cell table:style-name="ce34" office:value-type="float" office:value="385532" calcext:value-type="float">
            <text:p><text:s text:c="3"/>385,532</text:p>
          </table:table-cell>
          <table:table-cell table:style-name="ce34" office:value-type="float" office:value="194349" calcext:value-type="float">
            <text:p><text:s text:c="3"/>194,349</text:p>
          </table:table-cell>
          <table:table-cell table:style-name="ce34" office:value-type="float" office:value="191183" calcext:value-type="float">
            <text:p><text:s text:c="3"/>191,183</text:p>
          </table:table-cell>
          <table:table-cell table:style-name="ce108" office:value-type="float" office:value="101.656004979522" calcext:value-type="float">
            <text:p><text:s/>102 </text:p>
          </table:table-cell>
          <table:table-cell table:style-name="ce108" office:value-type="float" office:value="2904.00116301054" calcext:value-type="float">
            <text:p><text:s/>2,904 </text:p>
          </table:table-cell>
          <table:table-cell table:style-name="ce115" office:value-type="float" office:value="2.62933838924618" calcext:value-type="float">
            <text:p><text:s/>2.63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新竹市</text:p>
          </table:table-cell>
          <table:table-cell table:style-name="ce98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0696" calcext:value-type="float">
            <text:p><text:s text:c="3"/>140,696</text:p>
          </table:table-cell>
          <table:table-cell table:style-name="ce34" office:value-type="float" office:value="413482" calcext:value-type="float">
            <text:p><text:s text:c="3"/>413,482</text:p>
          </table:table-cell>
          <table:table-cell table:style-name="ce34" office:value-type="float" office:value="205455" calcext:value-type="float">
            <text:p><text:s text:c="3"/>205,455</text:p>
          </table:table-cell>
          <table:table-cell table:style-name="ce34" office:value-type="float" office:value="208027" calcext:value-type="float">
            <text:p><text:s text:c="3"/>208,027</text:p>
          </table:table-cell>
          <table:table-cell table:style-name="ce108" office:value-type="float" office:value="98.7636220298327" calcext:value-type="float">
            <text:p><text:s/>99 </text:p>
          </table:table-cell>
          <table:table-cell table:style-name="ce108" office:value-type="float" office:value="3969.96330384455" calcext:value-type="float">
            <text:p><text:s/>3,970 </text:p>
          </table:table-cell>
          <table:table-cell table:style-name="ce115" office:value-type="float" office:value="2.93883266048786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中市</text:p>
          </table:table-cell>
          <table:table-cell table:style-name="ce98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2525" calcext:value-type="float">
            <text:p><text:s text:c="3"/>382,525</text:p>
          </table:table-cell>
          <table:table-cell table:style-name="ce34" office:value-type="float" office:value="1079343" calcext:value-type="float">
            <text:p><text:s text:c="3"/>1,079,343</text:p>
          </table:table-cell>
          <table:table-cell table:style-name="ce34" office:value-type="float" office:value="524832" calcext:value-type="float">
            <text:p><text:s text:c="3"/>524,832</text:p>
          </table:table-cell>
          <table:table-cell table:style-name="ce34" office:value-type="float" office:value="554511" calcext:value-type="float">
            <text:p><text:s text:c="3"/>554,511</text:p>
          </table:table-cell>
          <table:table-cell table:style-name="ce108" office:value-type="float" office:value="94.6477166368205" calcext:value-type="float">
            <text:p><text:s/>95 </text:p>
          </table:table-cell>
          <table:table-cell table:style-name="ce108" office:value-type="float" office:value="6604.49158516169" calcext:value-type="float">
            <text:p><text:s/>6,604 </text:p>
          </table:table-cell>
          <table:table-cell table:style-name="ce115" office:value-type="float" office:value="2.821627344618" calcext:value-type="float">
            <text:p><text:s/>2.82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嘉義市</text:p>
          </table:table-cell>
          <table:table-cell table:style-name="ce98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4910" calcext:value-type="float">
            <text:p><text:s text:c="3"/>94,910</text:p>
          </table:table-cell>
          <table:table-cell table:style-name="ce34" office:value-type="float" office:value="272833" calcext:value-type="float">
            <text:p><text:s text:c="3"/>272,833</text:p>
          </table:table-cell>
          <table:table-cell table:style-name="ce34" office:value-type="float" office:value="134306" calcext:value-type="float">
            <text:p><text:s text:c="3"/>134,306</text:p>
          </table:table-cell>
          <table:table-cell table:style-name="ce34" office:value-type="float" office:value="138527" calcext:value-type="float">
            <text:p><text:s text:c="3"/>138,527</text:p>
          </table:table-cell>
          <table:table-cell table:style-name="ce108" office:value-type="float" office:value="96.9529405819804" calcext:value-type="float">
            <text:p><text:s/>97 </text:p>
          </table:table-cell>
          <table:table-cell table:style-name="ce108" office:value-type="float" office:value="4545.27734833138" calcext:value-type="float">
            <text:p><text:s/>4,545 </text:p>
          </table:table-cell>
          <table:table-cell table:style-name="ce115" office:value-type="float" office:value="2.87464966810663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臺南市</text:p>
          </table:table-cell>
          <table:table-cell table:style-name="ce98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5002" calcext:value-type="float">
            <text:p><text:s text:c="3"/>5,002</text:p>
          </table:table-cell>
          <table:table-cell table:style-name="ce34" office:value-type="float" office:value="268724" calcext:value-type="float">
            <text:p><text:s text:c="3"/>268,724</text:p>
          </table:table-cell>
          <table:table-cell table:style-name="ce34" office:value-type="float" office:value="771755" calcext:value-type="float">
            <text:p><text:s text:c="3"/>771,755</text:p>
          </table:table-cell>
          <table:table-cell table:style-name="ce34" office:value-type="float" office:value="381884" calcext:value-type="float">
            <text:p><text:s text:c="3"/>381,884</text:p>
          </table:table-cell>
          <table:table-cell table:style-name="ce34" office:value-type="float" office:value="389871" calcext:value-type="float">
            <text:p><text:s text:c="3"/>389,871</text:p>
          </table:table-cell>
          <table:table-cell table:style-name="ce108" office:value-type="float" office:value="97.9513736594925" calcext:value-type="float">
            <text:p><text:s/>98 </text:p>
          </table:table-cell>
          <table:table-cell table:style-name="ce108" office:value-type="float" office:value="4393.81914491453" calcext:value-type="float">
            <text:p><text:s/>4,394 </text:p>
          </table:table-cell>
          <table:table-cell table:style-name="ce115" office:value-type="float" office:value="2.87192435361188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56" calcext:value-type="float">
            <text:p><text:s text:c="3"/>456</text:p>
          </table:table-cell>
          <table:table-cell table:style-name="ce30" office:value-type="float" office:value="9532" calcext:value-type="float">
            <text:p><text:s text:c="3"/>9,532</text:p>
          </table:table-cell>
          <table:table-cell table:style-name="ce30" office:value-type="float" office:value="975669" calcext:value-type="float">
            <text:p><text:s text:c="3"/>975,669</text:p>
          </table:table-cell>
          <table:table-cell table:style-name="ce30" office:value-type="float" office:value="2605357" calcext:value-type="float">
            <text:p><text:s text:c="3"/>2,605,357</text:p>
          </table:table-cell>
          <table:table-cell table:style-name="ce30" office:value-type="float" office:value="1257688" calcext:value-type="float">
            <text:p><text:s text:c="3"/>1,257,688</text:p>
          </table:table-cell>
          <table:table-cell table:style-name="ce30" office:value-type="float" office:value="1347669" calcext:value-type="float">
            <text:p><text:s text:c="3"/>1,347,669</text:p>
          </table:table-cell>
          <table:table-cell table:style-name="ce107" office:value-type="float" office:value="93.3232121537262" calcext:value-type="float">
            <text:p><text:s/>93 </text:p>
          </table:table-cell>
          <table:table-cell table:style-name="ce107" office:value-type="float" office:value="9585.57717319041" calcext:value-type="float">
            <text:p><text:s/>9,586 </text:p>
          </table:table-cell>
          <table:table-cell table:style-name="ce114" office:value-type="float" office:value="2.67032876928549" calcext:value-type="float">
            <text:p><text:s/>2.6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4" office:value-type="float" office:value="8432" calcext:value-type="float">
            <text:p><text:s text:c="3"/>8,432</text:p>
          </table:table-cell>
          <table:table-cell table:style-name="ce30" office:value-type="float" office:value="585510" calcext:value-type="float">
            <text:p><text:s text:c="3"/>585,510</text:p>
          </table:table-cell>
          <table:table-cell table:style-name="ce30" office:value-type="float" office:value="1529049" calcext:value-type="float">
            <text:p><text:s text:c="3"/>1,529,049</text:p>
          </table:table-cell>
          <table:table-cell table:style-name="ce30" office:value-type="float" office:value="755013" calcext:value-type="float">
            <text:p><text:s text:c="3"/>755,013</text:p>
          </table:table-cell>
          <table:table-cell table:style-name="ce30" office:value-type="float" office:value="774036" calcext:value-type="float">
            <text:p><text:s text:c="3"/>774,036</text:p>
          </table:table-cell>
          <table:table-cell table:style-name="ce107" office:value-type="float" office:value="97.5423623707424" calcext:value-type="float">
            <text:p><text:s/>98 </text:p>
          </table:table-cell>
          <table:table-cell table:style-name="ce107" office:value-type="float" office:value="9955.21922591373" calcext:value-type="float">
            <text:p><text:s/>9,955 </text:p>
          </table:table-cell>
          <table:table-cell table:style-name="ce114" office:value-type="float" office:value="2.61148229748424" calcext:value-type="float">
            <text:p><text:s/>2.61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228" calcext:value-type="float">
            <text:p><text:s text:c="3"/>34,228</text:p>
          </table:table-cell>
          <table:table-cell table:style-name="ce30" office:value-type="float" office:value="105335" calcext:value-type="float">
            <text:p><text:s text:c="3"/>105,335</text:p>
          </table:table-cell>
          <table:table-cell table:style-name="ce30" office:value-type="float" office:value="54771" calcext:value-type="float">
            <text:p><text:s text:c="3"/>54,771</text:p>
          </table:table-cell>
          <table:table-cell table:style-name="ce30" office:value-type="float" office:value="50564" calcext:value-type="float">
            <text:p><text:s text:c="3"/>50,564</text:p>
          </table:table-cell>
          <table:table-cell table:style-name="ce107" office:value-type="float" office:value="108.320148722411" calcext:value-type="float">
            <text:p><text:s/>108 </text:p>
          </table:table-cell>
          <table:table-cell table:style-name="ce107" office:value-type="float" office:value="583.715698009487" calcext:value-type="float">
            <text:p><text:s/>584 </text:p>
          </table:table-cell>
          <table:table-cell table:style-name="ce114" office:value-type="float" office:value="3.07745120953605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金門縣</text:p>
          </table:table-cell>
          <table:table-cell table:style-name="ce98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148" calcext:value-type="float">
            <text:p><text:s text:c="3"/>32,148</text:p>
          </table:table-cell>
          <table:table-cell table:style-name="ce34" office:value-type="float" office:value="95409" calcext:value-type="float">
            <text:p><text:s text:c="3"/>95,409</text:p>
          </table:table-cell>
          <table:table-cell table:style-name="ce34" office:value-type="float" office:value="49029" calcext:value-type="float">
            <text:p><text:s text:c="3"/>49,029</text:p>
          </table:table-cell>
          <table:table-cell table:style-name="ce34" office:value-type="float" office:value="46380" calcext:value-type="float">
            <text:p><text:s text:c="3"/>46,380</text:p>
          </table:table-cell>
          <table:table-cell table:style-name="ce108" office:value-type="float" office:value="105.711513583441" calcext:value-type="float">
            <text:p><text:s/>106 </text:p>
          </table:table-cell>
          <table:table-cell table:style-name="ce108" office:value-type="float" office:value="629.114575090995" calcext:value-type="float">
            <text:p><text:s/>629 </text:p>
          </table:table-cell>
          <table:table-cell table:style-name="ce115" office:value-type="float" office:value="2.96780515117581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連江縣</text:p>
          </table:table-cell>
          <table:table-cell table:style-name="ce98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80" calcext:value-type="float">
            <text:p><text:s text:c="3"/>2,080</text:p>
          </table:table-cell>
          <table:table-cell table:style-name="ce34" office:value-type="float" office:value="9926" calcext:value-type="float">
            <text:p><text:s text:c="3"/>9,926</text:p>
          </table:table-cell>
          <table:table-cell table:style-name="ce34" office:value-type="float" office:value="5742" calcext:value-type="float">
            <text:p><text:s text:c="3"/>5,742</text:p>
          </table:table-cell>
          <table:table-cell table:style-name="ce34" office:value-type="float" office:value="4184" calcext:value-type="float">
            <text:p><text:s text:c="3"/>4,184</text:p>
          </table:table-cell>
          <table:table-cell table:style-name="ce109" office:value-type="float" office:value="137.237093690249" calcext:value-type="float">
            <text:p><text:s/>137 </text:p>
          </table:table-cell>
          <table:table-cell table:style-name="ce108" office:value-type="float" office:value="344.652777777778" calcext:value-type="float">
            <text:p><text:s/>345 </text:p>
          </table:table-cell>
          <table:table-cell table:style-name="ce115" office:value-type="float" office:value="4.77211538461538" calcext:value-type="float">
            <text:p><text:s/>4.77 </text:p>
          </table:table-cell>
          <table:table-cell table:number-columns-repeated="1012"/>
        </table:table-row>
        <table:table-row table:style-name="ro18">
          <table:table-cell table:style-name="ce91" office:value-type="string" calcext:value-type="string">
            <text:p>東沙群島</text:p>
          </table:table-cell>
          <table:table-cell table:style-name="ce99" office:value-type="float" office:value="2.38" calcext:value-type="float">
            <text:p><text:s text:c="3"/>2.3800</text:p>
          </table:table-cell>
          <table:table-cell table:style-name="ce101" office:value-type="float" office:value="0" calcext:value-type="float">
            <text:p>— </text:p>
          </table:table-cell>
          <table:table-cell table:number-columns-repeated="8" table:style-name="ce102" office:value-type="float" office:value="0" calcext:value-type="float">
            <text:p>— </text:p>
          </table:table-cell>
          <table:table-cell table:style-name="ce116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1" office:value-type="string" calcext:value-type="string">
            <text:p>南沙群島</text:p>
          </table:table-cell>
          <table:table-cell table:style-name="ce99" office:value-type="float" office:value="0.4896" calcext:value-type="float">
            <text:p><text:s text:c="3"/>0.4896</text:p>
          </table:table-cell>
          <table:table-cell table:number-columns-repeated="9" table:style-name="ce102" office:value-type="float" office:value="0" calcext:value-type="float">
            <text:p>— </text:p>
          </table:table-cell>
          <table:table-cell table:style-name="ce116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2"/>
          <table:table-cell table:style-name="ce100"/>
          <table:table-cell table:style-name="ce103" table:number-columns-repeated="7"/>
          <table:table-cell table:style-name="ce110" table:number-columns-repeated="2"/>
          <table:table-cell table:style-name="ce117"/>
          <table:table-cell table:style-name="ce118" table:number-columns-repeated="244"/>
          <table:table-cell table:style-name="ce120" table:number-columns-repeated="768"/>
        </table:table-row>
        <table:table-row table:style-name="ro17">
          <table:table-cell table:style-name="ce93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1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8</text:span><text:span text:style-name="T10">月</text:span><text:span text:style-name="T9">5</text:span><text:span text:style-name="T10">日編製</text:span></text:p>
          </table:table-cell>
          <table:covered-table-cell table:number-columns-repeated="2" table:style-name="ce70"/>
          <table:table-cell table:style-name="ce119"/>
          <table:table-cell table:style-name="ce118" table:number-columns-repeated="1011"/>
        </table:table-row>
        <table:table-row table:style-name="ro14">
          <table:table-cell table:style-name="ce9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5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17T17:56:45</meta:creation-date>
    <dc:creator>user</dc:creator>
    <dc:date>2010-09-20T09:32:30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